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189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3402in"/>
    </style:style>
    <style:style style:name="co15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0.0008in solid #000000" fo:border-right="none" fo:border-top="none"/>
    </style:style>
    <style:style style:name="ce24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5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Pow</text:p>
          </table:table-cell>
          <table:table-cell table:style-name="ce6" office:value-type="string">
            <text:p>Tech</text:p>
          </table:table-cell>
          <table:table-cell table:style-name="ce6" office:value-type="string">
            <text:p>Foes</text:p>
          </table:table-cell>
          <table:table-cell table:style-name="ce6" office:value-type="string">
            <text:p>Crops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U</text:p>
          </table:table-cell>
          <table:table-cell table:style-name="ce6" office:value-type="string">
            <text:p>AU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Amt</text:p>
          </table:table-cell>
          <table:table-cell table:style-name="ce6" office:value-type="string">
            <text:p>Rot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Bns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Spd</text:p>
          </table:table-cell>
          <table:table-cell table:style-name="ce6" office:value-type="string">
            <text:p>Bst</text:p>
          </table:table-cell>
          <table:table-cell table:style-name="ce6" office:value-type="string">
            <text:p>Amp</text:p>
          </table:table-cell>
          <table:table-cell table:style-name="ce28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5">
            <text:p>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style-name="ce19" table:number-columns-repeated="2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office:value-type="float" office:value="5">
            <text:p>5</text:p>
          </table:table-cell>
          <table:table-cell table:style-name="ce19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/>
          <table:table-cell table:style-name="ce19" office:value-type="float" office:value="5">
            <text:p>5</text:p>
          </table:table-cell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2" office:value-type="float" office:value="5">
            <text:p>5</text:p>
          </table:table-cell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8">
            <text:p>8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weapon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5">
            <text:p>35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weapon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2">
            <text:p>32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 office:value-type="float" office:value="15">
            <text:p>15</text:p>
          </table:table-cell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5" office:value-type="float" office:value="999">
            <text:p>999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30">
            <text:p>3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3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3"/>
          <table:table-cell table:style-name="ce16"/>
          <table:table-cell table:style-name="ce18"/>
          <table:table-cell table:style-name="ce20"/>
          <table:table-cell table:style-name="ce21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office:value-type="string">
            <text:p>compost</text:p>
          </table:table-cell>
          <table:table-cell table:style-name="ce8" office:value-type="float" office:value="150">
            <text:p>15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office:value-type="string">
            <text:p>compost</text:p>
          </table:table-cell>
          <table:table-cell table:style-name="ce8" office:value-type="float" office:value="200">
            <text:p>20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office:value-type="string">
            <text:p>compost</text:p>
          </table:table-cell>
          <table:table-cell table:style-name="ce8" office:value-type="float" office:value="200">
            <text:p>20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/>
          <table:table-cell/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6">
            <text:p>6</text:p>
          </table:table-cell>
          <table:table-cell table:number-columns-repeated="2" table:style-name="ce10" office:value-type="string">
            <text:p>Yes</text:p>
          </table:table-cell>
          <table:table-cell table:style-name="ce26"/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style-name="ce10" table:number-columns-repeated="2"/>
          <table:table-cell table:style-name="ce26" office:value-type="float" office:value="0.1">
            <text:p>0.1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number-columns-repeated="2" table:style-name="ce10" office:value-type="string">
            <text:p>Yes</text:p>
          </table:table-cell>
          <table:table-cell table:style-name="ce26" office:value-type="float" office:value="0.25">
            <text:p>0.25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jumbo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8">
            <text:p>8</text:p>
          </table:table-cell>
          <table:table-cell table:style-name="ce5"/>
          <table:table-cell/>
          <table:table-cell table:style-name="ce25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Gloves</text:p>
          </table:table-cell>
          <table:table-cell office:value-type="string">
            <text:p>gloves</text:p>
          </table:table-cell>
          <table:table-cell table:style-name="ce8" office:value-type="float" office:value="400">
            <text:p>40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number-columns-repeated="3"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number-columns-repeated="3"/>
          <table:table-cell table:style-name="ce25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Soil</text:p>
          </table:table-cell>
          <table:table-cell office:value-type="string">
            <text:p>soil</text:p>
          </table:table-cell>
          <table:table-cell table:style-name="ce8" office:value-type="float" office:value="200">
            <text:p>200</text:p>
          </table:table-cell>
          <table:table-cell table:number-columns-repeated="14"/>
          <table:table-cell table:style-name="ce23" office:value-type="float" office:value="0.15">
            <text:p>0.15</text:p>
          </table:table-cell>
          <table:table-cell/>
          <table:table-cell table:style-name="ce25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 office:value-type="float" office:value="0.2">
            <text:p>0.2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/>
          <table:table-cell table:style-name="ce26" office:value-type="float" office:value="0.4">
            <text:p>0.4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speed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 office:value-type="float" office:value="0.3">
            <text:p>0.3</text:p>
          </table:table-cell>
          <table:table-cell/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/>
          <table:table-cell office:value-type="float" office:value="0.4">
            <text:p>0.4</text:p>
          </table:table-cell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 office:value-type="float" office:value="0.35">
            <text:p>0.35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/>
          <table:table-cell table:style-name="ce26" office:value-type="float" office:value="0.5">
            <text:p>0.5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 office:value-type="float" office:value="0.5">
            <text:p>0.5</text:p>
          </table:table-cell>
          <table:table-cell/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 office:value-type="float" office:value="0.65">
            <text:p>0.6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2">
            <text:p>2</text:p>
          </table:table-cell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3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9/14/2019</text:date>, <text:time>00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9-09-14T00:26:20.38</dc:date>
    <dc:creator>Seab Dinch</dc:creator>
    <meta:editing-duration>P12DT23H39M39S</meta:editing-duration>
    <meta:editing-cycles>65</meta:editing-cycles>
    <meta:generator>OpenOffice/4.1.2$Win32 OpenOffice.org_project/412m3$Build-9782</meta:generator>
    <meta:document-statistic meta:table-count="3" meta:cell-count="309" meta:object-count="0"/>
  </office:meta>
</office:document-meta>
</file>